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6c816" officeooo:paragraph-rsid="0016c816"/>
    </style:style>
    <style:style style:name="P2" style:family="paragraph" style:parent-style-name="Standard">
      <style:text-properties officeooo:paragraph-rsid="0016c816"/>
    </style:style>
    <style:style style:name="T1" style:family="text">
      <style:text-properties officeooo:rsid="0016c81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1.</text:span>Open a terminal. Now spawn three shell processes one after another i.e. first spawn one shell, then from the spawned shell, spawn one new shell and so on. Now, how can you see the PID of the current shell ? How can you see the PID of the shell which is the grandparent of the current shell?</text:p>
      <text:p text:style-name="P1"/>
      <text:p text:style-name="Standard">god@god:~$ sh</text:p>
      <text:p text:style-name="Standard">$ sh</text:p>
      <text:p text:style-name="Standard">$ sh</text:p>
      <text:p text:style-name="Standard">$ sh</text:p>
      <text:p text:style-name="Standard">$ echo $$</text:p>
      <text:p text:style-name="Standard">8798</text:p>
      <text:p text:style-name="Standard">$ ps -f</text:p>
      <text:p text:style-name="Standard">UID <text:s text:c="9"/>PID <text:s text:c="3"/>PPID <text:s/>C STIME TTY <text:s text:c="9"/>TIME CMD</text:p>
      <text:p text:style-name="Standard">god <text:s text:c="8"/>8785 <text:s text:c="3"/>8775 <text:s/>0 23:00 pts/0 <text:s text:c="3"/>00:00:00 bash</text:p>
      <text:p text:style-name="Standard">god <text:s text:c="8"/>8793 <text:s text:c="3"/>8785 <text:s/>0 23:00 pts/0 <text:s text:c="3"/>00:00:00 sh</text:p>
      <text:p text:style-name="Standard">god <text:s text:c="8"/>8794 <text:s text:c="3"/>8793 <text:s/>0 23:00 pts/0 <text:s text:c="3"/>00:00:00 sh</text:p>
      <text:p text:style-name="Standard">god <text:s text:c="8"/>8797 <text:s text:c="3"/>8794 <text:s/>0 23:00 pts/0 <text:s text:c="3"/>00:00:00 sh</text:p>
      <text:p text:style-name="Standard">god <text:s text:c="8"/>8798 <text:s text:c="3"/>8797 <text:s/>0 23:00 pts/0 <text:s text:c="3"/>00:00:00 sh</text:p>
      <text:p text:style-name="Standard">god <text:s text:c="8"/>8805 <text:s text:c="3"/>8798 <text:s/>0 23:01 pts/0 <text:s text:c="3"/>00:00:00 ps -f</text:p>
      <text:p text:style-name="Standard"/>
      <text:p text:style-name="Standard"/>
      <text:p text:style-name="Standard"/>
      <text:p text:style-name="Standard"/>
      <text:p text:style-name="P2"><text:span text:style-name="T1">2.</text:span>2. How can you see all the processes (both system &amp; user processes) in your computer? The output can be quite large. <text:s/>How can you view the output as multipage output ? How can you store the output in a file named process_info?</text:p>
      <text:p text:style-name="P1"/>
      <text:p text:style-name="Standard">$ ps -e</text:p>
      <text:p text:style-name="Standard"><text:s text:c="4"/>PID TTY <text:s text:c="9"/>TIME CMD</text:p>
      <text:p text:style-name="Standard"><text:s text:c="6"/>1 ? <text:s text:c="7"/>00:00:07 systemd</text:p>
      <text:p text:style-name="Standard"><text:s text:c="6"/>2 ? <text:s text:c="7"/>00:00:00 kthreadd</text:p>
      <text:p text:style-name="Standard"><text:s text:c="6"/>3 ? <text:s text:c="7"/>00:00:00 rcu_gp</text:p>
      <text:p text:style-name="Standard"><text:s text:c="6"/>4 ? <text:s text:c="7"/>00:00:00 rcu_par_gp</text:p>
      <text:p text:style-name="Standard"><text:s text:c="6"/>6 ? <text:s text:c="7"/>00:00:00 kworker/0:0H-kblockd</text:p>
      <text:p text:style-name="Standard"><text:s text:c="6"/>9 ? <text:s text:c="7"/>00:00:00 mm_percpu_wq</text:p>
      <text:p text:style-name="Standard"><text:s text:c="5"/>10 ? <text:s text:c="7"/>00:00:00 ksoftirqd/0</text:p>
      <text:p text:style-name="Standard"><text:s text:c="5"/>11 ? <text:s text:c="7"/>00:00:20 rcu_sched</text:p>
      <text:p text:style-name="Standard"><text:s text:c="5"/>12 ? <text:s text:c="7"/>00:00:00 migration/0</text:p>
      <text:p text:style-name="Standard"><text:s text:c="5"/>13 ? <text:s text:c="7"/>00:00:00 idle_inject/0</text:p>
      <text:p text:style-name="Standard"><text:s text:c="5"/>14 ? <text:s text:c="7"/>00:00:00 cpuhp/0</text:p>
      <text:p text:style-name="Standard"><text:s text:c="5"/>15 ? <text:s text:c="7"/>00:00:00 cpuhp/1</text:p>
      <text:p text:style-name="Standard"><text:s text:c="5"/>16 ? <text:s text:c="7"/>00:00:00 idle_inject/1</text:p>
      <text:p text:style-name="Standard"><text:s text:c="5"/>17 ? <text:s text:c="7"/>00:00:00 migration/1</text:p>
      <text:p text:style-name="Standard"><text:s text:c="5"/>18 ? <text:s text:c="7"/>00:00:00 ksoftirqd/1</text:p>
      <text:p text:style-name="Standard"><text:s text:c="5"/>20 ? <text:s text:c="7"/>00:00:00 kworker/1:0H-kblockd</text:p>
      <text:p text:style-name="Standard"><text:s text:c="5"/>21 ? <text:s text:c="7"/>00:00:00 cpuhp/2</text:p>
      <text:p text:style-name="Standard"><text:s text:c="5"/>22 ? <text:s text:c="7"/>00:00:00 idle_inject/2</text:p>
      <text:p text:style-name="Standard"><text:s text:c="5"/>23 ? <text:s text:c="7"/>00:00:00 migration/2</text:p>
      <text:p text:style-name="Standard"><text:s text:c="5"/>24 ? <text:s text:c="7"/>00:00:00 ksoftirqd/2</text:p>
      <text:p text:style-name="Standard"><text:s text:c="5"/>26 ? <text:s text:c="7"/>00:00:00 kworker/2:0H-kblockd</text:p>
      <text:p text:style-name="Standard"><text:s text:c="5"/>27 ? <text:s text:c="7"/>00:00:00 cpuhp/3</text:p>
      <text:p text:style-name="Standard"><text:s text:c="5"/>28 ? <text:s text:c="7"/>00:00:00 idle_inject/3</text:p>
      <text:p text:style-name="Standard"><text:s text:c="5"/>29 ? <text:s text:c="7"/>00:00:00 migration/3</text:p>
      <text:p text:style-name="Standard"><text:soft-page-break/><text:s text:c="5"/>30 ? <text:s text:c="7"/>00:00:00 ksoftirqd/3</text:p>
      <text:p text:style-name="Standard"><text:s text:c="5"/>32 ? <text:s text:c="7"/>00:00:00 kworker/3:0H-kblockd</text:p>
      <text:p text:style-name="Standard"><text:s text:c="5"/>33 ? <text:s text:c="7"/>00:00:00 kdevtmpfs</text:p>
      <text:p text:style-name="Standard"><text:s text:c="5"/>34 ? <text:s text:c="7"/>00:00:00 netns</text:p>
      <text:p text:style-name="Standard"><text:s text:c="5"/>35 ? <text:s text:c="7"/>00:00:00 rcu_tasks_kthre</text:p>
      <text:p text:style-name="Standard"><text:s text:c="5"/>36 ? <text:s text:c="7"/>00:00:00 kauditd</text:p>
      <text:p text:style-name="Standard"><text:s text:c="5"/>37 ? <text:s text:c="7"/>00:00:00 khungtaskd</text:p>
      <text:p text:style-name="Standard"><text:s text:c="5"/>38 ? <text:s text:c="7"/>00:00:00 oom_reaper</text:p>
      <text:p text:style-name="Standard"><text:s text:c="5"/>39 ? <text:s text:c="7"/>00:00:00 writeback</text:p>
      <text:p text:style-name="Standard"><text:s text:c="5"/>40 ? <text:s text:c="7"/>00:00:00 kcompactd0</text:p>
      <text:p text:style-name="Standard"><text:s text:c="5"/>41 ? <text:s text:c="7"/>00:00:00 ksmd</text:p>
      <text:p text:style-name="Standard"><text:s text:c="5"/>42 ? <text:s text:c="7"/>00:00:00 khugepaged</text:p>
      <text:p text:style-name="Standard"><text:s text:c="4"/>135 ? <text:s text:c="7"/>00:00:00 kintegrityd</text:p>
      <text:p text:style-name="Standard"><text:s text:c="4"/>136 ? <text:s text:c="7"/>00:00:00 kblockd</text:p>
      <text:p text:style-name="Standard"><text:s text:c="4"/>137 ? <text:s text:c="7"/>00:00:00 blkcg_punt_bio</text:p>
      <text:p text:style-name="Standard"><text:s text:c="4"/>139 ? <text:s text:c="7"/>00:00:00 tpm_dev_wq</text:p>
      <text:p text:style-name="Standard"><text:s text:c="4"/>140 ? <text:s text:c="7"/>00:00:00 ata_sff</text:p>
      <text:p text:style-name="Standard"><text:s text:c="4"/>141 ? <text:s text:c="7"/>00:00:00 md</text:p>
      <text:p text:style-name="Standard"><text:s text:c="4"/>142 ? <text:s text:c="7"/>00:00:00 edac-poller</text:p>
      <text:p text:style-name="Standard"><text:s text:c="4"/>143 ? <text:s text:c="7"/>00:00:00 devfreq_wq</text:p>
      <text:p text:style-name="Standard"><text:s text:c="4"/>144 ? <text:s text:c="7"/>00:00:00 watchdogd</text:p>
      <text:p text:style-name="Standard"><text:s text:c="4"/>147 ? <text:s text:c="7"/>00:00:00 kswapd0</text:p>
      <text:p text:style-name="Standard"><text:s text:c="4"/>148 ? <text:s text:c="7"/>00:00:00 ecryptfs-kthrea</text:p>
      <text:p text:style-name="Standard"><text:s text:c="4"/>151 ? <text:s text:c="7"/>00:00:00 kthrotld</text:p>
      <text:p text:style-name="Standard"><text:s text:c="4"/>152 ? <text:s text:c="7"/>00:00:00 irq/122-aerdrv</text:p>
      <text:p text:style-name="Standard"><text:s text:c="4"/>153 ? <text:s text:c="7"/>00:00:00 irq/123-aerdrv</text:p>
      <text:p text:style-name="Standard"><text:s text:c="4"/>154 ? <text:s text:c="7"/>00:00:00 irq/123-pciehp</text:p>
      <text:p text:style-name="Standard"><text:s text:c="4"/>155 ? <text:s text:c="7"/>00:00:00 irq/124-aerdrv</text:p>
      <text:p text:style-name="Standard"><text:s text:c="4"/>157 ? <text:s text:c="7"/>00:00:00 irq/126-aerdrv</text:p>
      <text:p text:style-name="Standard"><text:s text:c="4"/>158 ? <text:s text:c="7"/>00:00:00 acpi_thermal_pm</text:p>
      <text:p text:style-name="Standard"><text:s text:c="4"/>160 ? <text:s text:c="7"/>00:00:00 vfio-irqfd-clea</text:p>
      <text:p text:style-name="Standard"><text:s text:c="4"/>163 ? <text:s text:c="7"/>00:00:00 ipv6_addrconf</text:p>
      <text:p text:style-name="Standard"><text:s text:c="4"/>174 ? <text:s text:c="7"/>00:00:00 kstrp</text:p>
      <text:p text:style-name="Standard"><text:s text:c="4"/>178 ? <text:s text:c="7"/>00:00:00 kworker/u9:0-hci0</text:p>
      <text:p text:style-name="Standard"><text:s text:c="4"/>195 ? <text:s text:c="7"/>00:00:00 charger_manager</text:p>
      <text:p text:style-name="Standard"><text:s text:c="4"/>246 ? <text:s text:c="7"/>00:00:00 scsi_eh_0</text:p>
      <text:p text:style-name="Standard"><text:s text:c="4"/>247 ? <text:s text:c="7"/>00:00:00 scsi_tmf_0</text:p>
      <text:p text:style-name="Standard"><text:s text:c="4"/>248 ? <text:s text:c="7"/>00:00:00 scsi_eh_1</text:p>
      <text:p text:style-name="Standard"><text:s text:c="4"/>249 ? <text:s text:c="7"/>00:00:00 scsi_tmf_1</text:p>
      <text:p text:style-name="Standard"><text:s text:c="4"/>250 ? <text:s text:c="7"/>00:00:00 scsi_eh_2</text:p>
      <text:p text:style-name="Standard"><text:s text:c="4"/>251 ? <text:s text:c="7"/>00:00:00 scsi_tmf_2</text:p>
      <text:p text:style-name="Standard"><text:s text:c="4"/>255 ? <text:s text:c="7"/>00:00:00 kworker/3:1H-kblockd</text:p>
      <text:p text:style-name="Standard"><text:s text:c="4"/>256 ? <text:s text:c="7"/>00:00:00 kworker/1:1H-events_highpri</text:p>
      <text:p text:style-name="Standard"><text:s text:c="4"/>260 ? <text:s text:c="7"/>00:00:00 kworker/0:1H-kblockd</text:p>
      <text:p text:style-name="Standard"><text:s text:c="4"/>279 ? <text:s text:c="7"/>00:00:00 jbd2/sda9-8</text:p>
      <text:p text:style-name="Standard"><text:s text:c="4"/>280 ? <text:s text:c="7"/>00:00:00 ext4-rsv-conver</text:p>
      <text:p text:style-name="Standard"><text:s text:c="4"/>295 ? <text:s text:c="7"/>00:00:00 kworker/2:1H-events_highpri</text:p>
      <text:p text:style-name="Standard"><text:s text:c="4"/>320 ? <text:s text:c="7"/>00:00:00 systemd-journal</text:p>
      <text:p text:style-name="Standard"><text:s text:c="4"/>359 ? <text:s text:c="7"/>00:00:03 systemd-udevd</text:p>
      <text:p text:style-name="Standard"><text:s text:c="4"/>360 ? <text:s text:c="7"/>00:00:00 loop0</text:p>
      <text:p text:style-name="Standard"><text:s text:c="4"/>361 ? <text:s text:c="7"/>00:00:00 loop1</text:p>
      <text:p text:style-name="Standard"><text:s text:c="4"/>362 ? <text:s text:c="7"/>00:00:00 loop2</text:p>
      <text:p text:style-name="Standard"><text:soft-page-break/><text:s text:c="4"/>363 ? <text:s text:c="7"/>00:00:00 loop3</text:p>
      <text:p text:style-name="Standard"><text:s text:c="4"/>364 ? <text:s text:c="7"/>00:00:00 loop4</text:p>
      <text:p text:style-name="Standard"><text:s text:c="4"/>365 ? <text:s text:c="7"/>00:00:00 loop5</text:p>
      <text:p text:style-name="Standard"><text:s text:c="4"/>366 ? <text:s text:c="7"/>00:00:00 loop6</text:p>
      <text:p text:style-name="Standard"><text:s text:c="4"/>367 ? <text:s text:c="7"/>00:00:00 loop7</text:p>
      <text:p text:style-name="Standard"><text:s text:c="4"/>368 ? <text:s text:c="7"/>00:00:00 loop8</text:p>
      <text:p text:style-name="Standard"><text:s text:c="4"/>369 ? <text:s text:c="7"/>00:00:00 loop9</text:p>
      <text:p text:style-name="Standard"><text:s text:c="4"/>434 ? <text:s text:c="7"/>00:00:00 irq/131-mei_me</text:p>
      <text:p text:style-name="Standard"><text:s text:c="4"/>457 ? <text:s text:c="7"/>00:00:00 cfg80211</text:p>
      <text:p text:style-name="Standard"><text:s text:c="4"/>468 ? <text:s text:c="7"/>00:00:00 kmemstick</text:p>
      <text:p text:style-name="Standard"><text:s text:c="4"/>476 ? <text:s text:c="7"/>00:00:00 kworker/u9:2-rb_allocator</text:p>
      <text:p text:style-name="Standard"><text:s text:c="4"/>477 ? <text:s text:c="7"/>00:00:00 cryptd</text:p>
      <text:p text:style-name="Standard"><text:s text:c="4"/>520 ? <text:s text:c="7"/>00:00:00 nvkm-disp</text:p>
      <text:p text:style-name="Standard"><text:s text:c="4"/>546 ? <text:s text:c="7"/>00:00:11 irq/134-iwlwifi</text:p>
      <text:p text:style-name="Standard"><text:s text:c="4"/>578 ? <text:s text:c="7"/>00:00:00 ttm_swap</text:p>
      <text:p text:style-name="Standard"><text:s text:c="4"/>612 ? <text:s text:c="7"/>00:00:07 systemd-resolve</text:p>
      <text:p text:style-name="Standard"><text:s text:c="4"/>613 ? <text:s text:c="7"/>00:00:00 systemd-timesyn</text:p>
      <text:p text:style-name="Standard"><text:s text:c="4"/>771 ? <text:s text:c="7"/>00:00:00 accounts-daemon</text:p>
      <text:p text:style-name="Standard"><text:s text:c="4"/>772 ? <text:s text:c="7"/>00:00:00 acpid</text:p>
      <text:p text:style-name="Standard"><text:s text:c="4"/>775 ? <text:s text:c="7"/>00:00:31 avahi-daemon</text:p>
      <text:p text:style-name="Standard"><text:s text:c="4"/>776 ? <text:s text:c="7"/>00:00:00 bluetoothd</text:p>
      <text:p text:style-name="Standard"><text:s text:c="4"/>777 ? <text:s text:c="7"/>00:00:00 cron</text:p>
      <text:p text:style-name="Standard"><text:s text:c="4"/>778 ? <text:s text:c="7"/>00:00:00 cupsd</text:p>
      <text:p text:style-name="Standard"><text:s text:c="4"/>779 ? <text:s text:c="7"/>00:00:05 dbus-daemon</text:p>
      <text:p text:style-name="Standard"><text:s text:c="4"/>780 ? <text:s text:c="7"/>00:00:11 NetworkManager</text:p>
      <text:p text:style-name="Standard"><text:s text:c="4"/>788 ? <text:s text:c="7"/>00:00:00 irqbalance</text:p>
      <text:p text:style-name="Standard"><text:s text:c="4"/>790 ? <text:s text:c="7"/>00:00:00 networkd-dispat</text:p>
      <text:p text:style-name="Standard"><text:s text:c="4"/>801 ? <text:s text:c="7"/>00:00:01 polkitd</text:p>
      <text:p text:style-name="Standard"><text:s text:c="4"/>803 ? <text:s text:c="7"/>00:00:00 rsyslogd</text:p>
      <text:p text:style-name="Standard"><text:s text:c="4"/>816 ? <text:s text:c="7"/>00:00:03 snapd</text:p>
      <text:p text:style-name="Standard"><text:s text:c="4"/>818 ? <text:s text:c="7"/>00:00:00 switcheroo-cont</text:p>
      <text:p text:style-name="Standard"><text:s text:c="4"/>819 ? <text:s text:c="7"/>00:00:00 systemd-logind</text:p>
      <text:p text:style-name="Standard"><text:s text:c="4"/>820 ? <text:s text:c="7"/>00:00:01 thermald</text:p>
      <text:p text:style-name="Standard"><text:s text:c="4"/>821 ? <text:s text:c="7"/>00:00:01 udisksd</text:p>
      <text:p text:style-name="Standard"><text:s text:c="4"/>822 ? <text:s text:c="7"/>00:00:00 wpa_supplicant</text:p>
      <text:p text:style-name="Standard"><text:s text:c="4"/>826 ? <text:s text:c="7"/>00:00:00 avahi-daemon</text:p>
      <text:p text:style-name="Standard"><text:s text:c="4"/>832 ? <text:s text:c="7"/>00:00:00 kerneloops</text:p>
      <text:p text:style-name="Standard"><text:s text:c="4"/>834 ? <text:s text:c="7"/>00:00:00 kerneloops</text:p>
      <text:p text:style-name="Standard"><text:s text:c="4"/>860 ? <text:s text:c="7"/>00:00:00 cups-browsed</text:p>
      <text:p text:style-name="Standard"><text:s text:c="4"/>875 ? <text:s text:c="7"/>00:00:00 ModemManager</text:p>
      <text:p text:style-name="Standard"><text:s text:c="4"/>899 ? <text:s text:c="7"/>00:00:00 unattended-upgr</text:p>
      <text:p text:style-name="Standard"><text:s text:c="4"/>935 ? <text:s text:c="7"/>00:00:00 gdm3</text:p>
      <text:p text:style-name="Standard"><text:s text:c="3"/>1013 ? <text:s text:c="7"/>00:00:00 rtkit-daemon</text:p>
      <text:p text:style-name="Standard"><text:s text:c="3"/>1023 ? <text:s text:c="7"/>00:00:00 dbus</text:p>
      <text:p text:style-name="Standard"><text:s text:c="3"/>1037 ? <text:s text:c="7"/>00:00:00 colord</text:p>
      <text:p text:style-name="Standard"><text:s text:c="3"/>1154 ? <text:s text:c="7"/>00:00:00 upowerd</text:p>
      <text:p text:style-name="Standard"><text:s text:c="3"/>1401 ? <text:s text:c="7"/>00:00:00 gdm-session-wor</text:p>
      <text:p text:style-name="Standard"><text:s text:c="3"/>1409 ? <text:s text:c="7"/>00:00:00 systemd</text:p>
      <text:p text:style-name="Standard"><text:s text:c="3"/>1410 ? <text:s text:c="7"/>00:00:00 (sd-pam)</text:p>
      <text:p text:style-name="Standard"><text:s text:c="3"/>1416 ? <text:s text:c="7"/>00:07:01 pulseaudio</text:p>
      <text:p text:style-name="Standard"><text:s text:c="3"/>1418 ? <text:s text:c="7"/>00:00:00 tracker-miner-f</text:p>
      <text:p text:style-name="Standard"><text:s text:c="3"/>1420 ? <text:s text:c="7"/>00:00:09 dbus-daemon</text:p>
      <text:p text:style-name="Standard"><text:soft-page-break/><text:s text:c="3"/>1425 ? <text:s text:c="7"/>00:00:00 gvfsd</text:p>
      <text:p text:style-name="Standard"><text:s text:c="3"/>1427 ? <text:s text:c="7"/>00:00:00 gnome-keyring-d</text:p>
      <text:p text:style-name="Standard"><text:s text:c="3"/>1434 ? <text:s text:c="7"/>00:00:00 gvfsd-fuse</text:p>
      <text:p text:style-name="Standard"><text:s text:c="3"/>1453 ? <text:s text:c="7"/>00:00:00 gvfs-udisks2-vo</text:p>
      <text:p text:style-name="Standard"><text:s text:c="3"/>1458 ? <text:s text:c="7"/>00:00:00 gvfs-goa-volume</text:p>
      <text:p text:style-name="Standard"><text:s text:c="3"/>1462 ? <text:s text:c="7"/>00:00:00 goa-daemon</text:p>
      <text:p text:style-name="Standard"><text:s text:c="3"/>1469 ? <text:s text:c="7"/>00:00:00 goa-identity-se</text:p>
      <text:p text:style-name="Standard"><text:s text:c="3"/>1475 ? <text:s text:c="7"/>00:00:00 gvfs-mtp-volume</text:p>
      <text:p text:style-name="Standard"><text:s text:c="3"/>1480 ? <text:s text:c="7"/>00:00:00 gvfs-gphoto2-vo</text:p>
      <text:p text:style-name="Standard"><text:s text:c="3"/>1484 ? <text:s text:c="7"/>00:00:00 gvfs-afc-volume</text:p>
      <text:p text:style-name="Standard"><text:s text:c="3"/>1493 tty2 <text:s text:c="4"/>00:00:00 gdm-x-session</text:p>
      <text:p text:style-name="Standard"><text:s text:c="3"/>1496 tty2 <text:s text:c="4"/>00:04:16 Xorg</text:p>
      <text:p text:style-name="Standard"><text:s text:c="3"/>1509 ? <text:s text:c="7"/>00:00:00 krfcommd</text:p>
      <text:p text:style-name="Standard"><text:s text:c="3"/>1530 tty2 <text:s text:c="4"/>00:00:00 gnome-session-b</text:p>
      <text:p text:style-name="Standard"><text:s text:c="3"/>1611 ? <text:s text:c="7"/>00:00:00 ssh-agent</text:p>
      <text:p text:style-name="Standard"><text:s text:c="3"/>1628 ? <text:s text:c="7"/>00:00:20 ibus-daemon</text:p>
      <text:p text:style-name="Standard"><text:s text:c="3"/>1635 ? <text:s text:c="7"/>00:00:00 ibus-memconf</text:p>
      <text:p text:style-name="Standard"><text:s text:c="3"/>1636 ? <text:s text:c="7"/>00:00:00 ibus-ui-gtk3</text:p>
      <text:p text:style-name="Standard"><text:s text:c="3"/>1639 ? <text:s text:c="7"/>00:00:03 ibus-extension-</text:p>
      <text:p text:style-name="Standard"><text:s text:c="3"/>1641 ? <text:s text:c="7"/>00:00:00 ibus-x11</text:p>
      <text:p text:style-name="Standard"><text:s text:c="3"/>1644 ? <text:s text:c="7"/>00:00:00 ibus-portal</text:p>
      <text:p text:style-name="Standard"><text:s text:c="3"/>1664 ? <text:s text:c="7"/>00:00:00 at-spi-bus-laun</text:p>
      <text:p text:style-name="Standard"><text:s text:c="3"/>1669 ? <text:s text:c="7"/>00:00:00 dbus-daemon</text:p>
      <text:p text:style-name="Standard"><text:s text:c="3"/>1678 ? <text:s text:c="7"/>00:00:03 at-spi2-registr</text:p>
      <text:p text:style-name="Standard"><text:s text:c="3"/>1686 ? <text:s text:c="7"/>00:00:00 xdg-desktop-por</text:p>
      <text:p text:style-name="Standard"><text:s text:c="3"/>1690 ? <text:s text:c="7"/>00:00:00 xdg-document-po</text:p>
      <text:p text:style-name="Standard"><text:s text:c="3"/>1695 ? <text:s text:c="7"/>00:00:00 gnome-session-c</text:p>
      <text:p text:style-name="Standard"><text:s text:c="3"/>1697 ? <text:s text:c="7"/>00:00:00 xdg-permission-</text:p>
      <text:p text:style-name="Standard"><text:s text:c="3"/>1711 ? <text:s text:c="7"/>00:00:06 ibus-engine-sim</text:p>
      <text:p text:style-name="Standard"><text:s text:c="3"/>1715 ? <text:s text:c="7"/>00:00:00 xdg-desktop-por</text:p>
      <text:p text:style-name="Standard"><text:s text:c="3"/>1719 ? <text:s text:c="7"/>00:00:11 gnome-session-b</text:p>
      <text:p text:style-name="Standard"><text:s text:c="3"/>1730 ? <text:s text:c="7"/>00:00:00 dconf-service</text:p>
      <text:p text:style-name="Standard"><text:s text:c="3"/>1755 ? <text:s text:c="7"/>00:05:41 gnome-shell</text:p>
      <text:p text:style-name="Standard"><text:s text:c="3"/>1784 ? <text:s text:c="7"/>00:00:00 gnome-shell-cal</text:p>
      <text:p text:style-name="Standard"><text:s text:c="3"/>1790 ? <text:s text:c="7"/>00:00:00 evolution-sourc</text:p>
      <text:p text:style-name="Standard"><text:s text:c="3"/>1798 ? <text:s text:c="7"/>00:00:00 gjs</text:p>
      <text:p text:style-name="Standard"><text:s text:c="3"/>1808 ? <text:s text:c="7"/>00:00:02 gsd-a11y-settin</text:p>
      <text:p text:style-name="Standard"><text:s text:c="3"/>1809 ? <text:s text:c="7"/>00:00:02 gsd-color</text:p>
      <text:p text:style-name="Standard"><text:s text:c="3"/>1810 ? <text:s text:c="7"/>00:00:02 gsd-datetime</text:p>
      <text:p text:style-name="Standard"><text:s text:c="3"/>1812 ? <text:s text:c="7"/>00:00:02 gsd-housekeepin</text:p>
      <text:p text:style-name="Standard"><text:s text:c="3"/>1814 ? <text:s text:c="7"/>00:00:02 gsd-keyboard</text:p>
      <text:p text:style-name="Standard"><text:s text:c="3"/>1819 ? <text:s text:c="7"/>00:00:02 gsd-media-keys</text:p>
      <text:p text:style-name="Standard"><text:s text:c="3"/>1820 ? <text:s text:c="7"/>00:00:02 gsd-power</text:p>
      <text:p text:style-name="Standard"><text:s text:c="3"/>1821 ? <text:s text:c="7"/>00:00:02 gsd-print-notif</text:p>
      <text:p text:style-name="Standard"><text:s text:c="3"/>1823 ? <text:s text:c="7"/>00:00:02 gsd-rfkill</text:p>
      <text:p text:style-name="Standard"><text:s text:c="3"/>1824 ? <text:s text:c="7"/>00:00:08 gsd-screensaver</text:p>
      <text:p text:style-name="Standard"><text:s text:c="3"/>1829 ? <text:s text:c="7"/>00:00:04 gsd-sharing</text:p>
      <text:p text:style-name="Standard"><text:s text:c="3"/>1833 ? <text:s text:c="7"/>00:00:02 gsd-smartcard</text:p>
      <text:p text:style-name="Standard"><text:s text:c="3"/>1834 ? <text:s text:c="7"/>00:00:02 gsd-sound</text:p>
      <text:p text:style-name="Standard"><text:s text:c="3"/>1841 ? <text:s text:c="7"/>00:00:02 gsd-usb-protect</text:p>
      <text:p text:style-name="Standard"><text:s text:c="3"/>1842 ? <text:s text:c="7"/>00:00:02 gsd-wacom</text:p>
      <text:p text:style-name="Standard"><text:s text:c="3"/>1843 ? <text:s text:c="7"/>00:00:02 gsd-wwan</text:p>
      <text:p text:style-name="Standard"><text:soft-page-break/><text:s text:c="3"/>1844 ? <text:s text:c="7"/>00:00:00 evolution-alarm</text:p>
      <text:p text:style-name="Standard"><text:s text:c="3"/>1851 ? <text:s text:c="7"/>00:00:02 gsd-xsettings</text:p>
      <text:p text:style-name="Standard"><text:s text:c="3"/>1870 ? <text:s text:c="7"/>00:00:00 gsd-disk-utilit</text:p>
      <text:p text:style-name="Standard"><text:s text:c="3"/>1933 ? <text:s text:c="7"/>00:00:03 gnome-shell-por</text:p>
      <text:p text:style-name="Standard"><text:s text:c="3"/>1939 ? <text:s text:c="7"/>00:00:00 gvfsd-trash</text:p>
      <text:p text:style-name="Standard"><text:s text:c="3"/>1952 ? <text:s text:c="7"/>00:00:00 gsd-printer</text:p>
      <text:p text:style-name="Standard"><text:s text:c="3"/>2005 ? <text:s text:c="7"/>00:00:00 evolution-calen</text:p>
      <text:p text:style-name="Standard"><text:s text:c="3"/>2031 ? <text:s text:c="7"/>00:00:00 evolution-addre</text:p>
      <text:p text:style-name="Standard"><text:s text:c="3"/>2057 ? <text:s text:c="7"/>00:00:00 xdg-dbus-proxy</text:p>
      <text:p text:style-name="Standard"><text:s text:c="3"/>2063 ? <text:s text:c="7"/>00:00:00 xdg-dbus-proxy</text:p>
      <text:p text:style-name="Standard"><text:s text:c="3"/>2067 ? <text:s text:c="7"/>00:00:00 bwrap</text:p>
      <text:p text:style-name="Standard"><text:s text:c="3"/>2068 ? <text:s text:c="7"/>00:00:00 WebKitNetworkPr</text:p>
      <text:p text:style-name="Standard"><text:s text:c="3"/>2069 ? <text:s text:c="7"/>00:00:00 bwrap</text:p>
      <text:p text:style-name="Standard"><text:s text:c="3"/>2071 ? <text:s text:c="7"/>00:00:10 WebKitWebProces</text:p>
      <text:p text:style-name="Standard"><text:s text:c="3"/>2315 ? <text:s text:c="7"/>00:21:18 MainThread</text:p>
      <text:p text:style-name="Standard"><text:s text:c="3"/>2346 ? <text:s text:c="7"/>00:00:00 update-notifier</text:p>
      <text:p text:style-name="Standard"><text:s text:c="3"/>2349 ? <text:s text:c="7"/>00:00:00 gvfsd-metadata</text:p>
      <text:p text:style-name="Standard"><text:s text:c="3"/>2414 ? <text:s text:c="7"/>00:03:12 Web Content</text:p>
      <text:p text:style-name="Standard"><text:s text:c="3"/>2452 ? <text:s text:c="7"/>00:00:18 Privileged Cont</text:p>
      <text:p text:style-name="Standard"><text:s text:c="3"/>2489 ? <text:s text:c="7"/>00:00:07 WebExtensions</text:p>
      <text:p text:style-name="Standard"><text:s text:c="3"/>3060 ? <text:s text:c="7"/>00:20:19 Web Content</text:p>
      <text:p text:style-name="Standard"><text:s text:c="3"/>3317 ? <text:s text:c="7"/>00:02:03 RDD Process</text:p>
      <text:p text:style-name="Standard"><text:s text:c="3"/>4781 ? <text:s text:c="7"/>00:00:01 sd_espeak-ng</text:p>
      <text:p text:style-name="Standard"><text:s text:c="3"/>4787 ? <text:s text:c="7"/>00:00:00 sd_dummy</text:p>
      <text:p text:style-name="Standard"><text:s text:c="3"/>4790 ? <text:s text:c="7"/>00:00:00 speech-dispatch</text:p>
      <text:p text:style-name="Standard"><text:s text:c="3"/>5210 ? <text:s text:c="7"/>00:00:00 gvfsd-recent</text:p>
      <text:p text:style-name="Standard"><text:s text:c="3"/>5283 ? <text:s text:c="7"/>00:00:02 kworker/u8:3+events_unbound</text:p>
      <text:p text:style-name="Standard"><text:s text:c="3"/>5359 ? <text:s text:c="7"/>00:00:00 kworker/2:0-events</text:p>
      <text:p text:style-name="Standard"><text:s text:c="3"/>5431 ? <text:s text:c="7"/>00:00:00 gnome-calendar</text:p>
      <text:p text:style-name="Standard"><text:s text:c="3"/>5435 ? <text:s text:c="7"/>00:00:00 seahorse</text:p>
      <text:p text:style-name="Standard"><text:s text:c="3"/>6574 ? <text:s text:c="7"/>00:00:00 gvfsd-network</text:p>
      <text:p text:style-name="Standard"><text:s text:c="3"/>6692 ? <text:s text:c="7"/>00:00:00 gvfsd-dnssd</text:p>
      <text:p text:style-name="Standard"><text:s text:c="3"/>7054 ? <text:s text:c="7"/>00:00:00 kworker/3:10-events</text:p>
      <text:p text:style-name="Standard"><text:s text:c="3"/>7234 ? <text:s text:c="7"/>00:00:00 kworker/0:2-events</text:p>
      <text:p text:style-name="Standard"><text:s text:c="3"/>7575 ? <text:s text:c="7"/>00:00:00 kworker/0:0-events</text:p>
      <text:p text:style-name="Standard"><text:s text:c="3"/>8159 ? <text:s text:c="7"/>00:00:01 kworker/2:2-events</text:p>
      <text:p text:style-name="Standard"><text:s text:c="3"/>8312 ? <text:s text:c="7"/>00:00:02 Web Content</text:p>
      <text:p text:style-name="Standard"><text:s text:c="3"/>8409 ? <text:s text:c="7"/>00:00:00 kworker/u8:0-events_unbound</text:p>
      <text:p text:style-name="Standard"><text:s text:c="3"/>8468 ? <text:s text:c="7"/>00:00:00 kworker/3:0-cgroup_destroy</text:p>
      <text:p text:style-name="Standard"><text:s text:c="3"/>8656 ? <text:s text:c="7"/>00:00:00 kworker/u8:1-events_unbound</text:p>
      <text:p text:style-name="Standard"><text:s text:c="3"/>8674 ? <text:s text:c="7"/>00:00:00 kworker/1:8-events</text:p>
      <text:p text:style-name="Standard"><text:s text:c="3"/>8675 ? <text:s text:c="7"/>00:00:00 kworker/1:9-mm_percpu_wq</text:p>
      <text:p text:style-name="Standard"><text:s text:c="3"/>8719 ? <text:s text:c="7"/>00:00:00 Web Content</text:p>
      <text:p text:style-name="Standard"><text:s text:c="3"/>8775 ? <text:s text:c="7"/>00:00:00 gnome-terminal-</text:p>
      <text:p text:style-name="Standard"><text:s text:c="3"/>8785 pts/0 <text:s text:c="3"/>00:00:00 bash</text:p>
      <text:p text:style-name="Standard"><text:s text:c="3"/>8793 pts/0 <text:s text:c="3"/>00:00:00 sh</text:p>
      <text:p text:style-name="Standard"><text:s text:c="3"/>8794 pts/0 <text:s text:c="3"/>00:00:00 sh</text:p>
      <text:p text:style-name="Standard"><text:s text:c="3"/>8797 pts/0 <text:s text:c="3"/>00:00:00 sh</text:p>
      <text:p text:style-name="Standard"><text:s text:c="3"/>8798 pts/0 <text:s text:c="3"/>00:00:00 sh</text:p>
      <text:p text:style-name="Standard"><text:s text:c="3"/>8807 pts/0 <text:s text:c="3"/>00:00:00 ps</text:p>
      <text:p text:style-name="Standard">$ ps -e |more</text:p>
      <text:p text:style-name="Standard"><text:s text:c="4"/>PID TTY <text:s text:c="9"/>TIME CMD</text:p>
      <text:p text:style-name="Standard"><text:soft-page-break/><text:s text:c="6"/>1 ? <text:s text:c="7"/>00:00:07 systemd</text:p>
      <text:p text:style-name="Standard"><text:s text:c="6"/>2 ? <text:s text:c="7"/>00:00:00 kthreadd</text:p>
      <text:p text:style-name="Standard"><text:s text:c="6"/>3 ? <text:s text:c="7"/>00:00:00 rcu_gp</text:p>
      <text:p text:style-name="Standard"><text:s text:c="6"/>4 ? <text:s text:c="7"/>00:00:00 rcu_par_gp</text:p>
      <text:p text:style-name="Standard"><text:s text:c="6"/>6 ? <text:s text:c="7"/>00:00:00 kworker/0:0H-kblockd</text:p>
      <text:p text:style-name="Standard"><text:s text:c="6"/>9 ? <text:s text:c="7"/>00:00:00 mm_percpu_wq</text:p>
      <text:p text:style-name="Standard"><text:s text:c="5"/>10 ? <text:s text:c="7"/>00:00:00 ksoftirqd/0</text:p>
      <text:p text:style-name="Standard"><text:s text:c="5"/>11 ? <text:s text:c="7"/>00:00:20 rcu_sched</text:p>
      <text:p text:style-name="Standard"><text:s text:c="5"/>12 ? <text:s text:c="7"/>00:00:00 migration/0</text:p>
      <text:p text:style-name="Standard"><text:s text:c="5"/>13 ? <text:s text:c="7"/>00:00:00 idle_inject/0</text:p>
      <text:p text:style-name="Standard"><text:s text:c="5"/>14 ? <text:s text:c="7"/>00:00:00 cpuhp/0</text:p>
      <text:p text:style-name="Standard"><text:s text:c="5"/>15 ? <text:s text:c="7"/>00:00:00 cpuhp/1</text:p>
      <text:p text:style-name="Standard"><text:s text:c="5"/>16 ? <text:s text:c="7"/>00:00:00 idle_inject/1</text:p>
      <text:p text:style-name="Standard"><text:s text:c="5"/>17 ? <text:s text:c="7"/>00:00:00 migration/1</text:p>
      <text:p text:style-name="Standard"><text:s text:c="5"/>18 ? <text:s text:c="7"/>00:00:00 ksoftirqd/1</text:p>
      <text:p text:style-name="Standard"><text:s text:c="5"/>20 ? <text:s text:c="7"/>00:00:00 kworker/1:0H-kblockd</text:p>
      <text:p text:style-name="Standard"><text:s text:c="5"/>21 ? <text:s text:c="7"/>00:00:00 cpuhp/2</text:p>
      <text:p text:style-name="Standard"><text:s text:c="5"/>22 ? <text:s text:c="7"/>00:00:00 idle_inject/2</text:p>
      <text:p text:style-name="Standard"><text:s text:c="5"/>23 ? <text:s text:c="7"/>00:00:00 migration/2</text:p>
      <text:p text:style-name="Standard"><text:s text:c="5"/>24 ? <text:s text:c="7"/>00:00:00 ksoftirqd/2</text:p>
      <text:p text:style-name="Standard"><text:s text:c="5"/>26 ? <text:s text:c="7"/>00:00:00 kworker/2:0H-kblockd</text:p>
      <text:p text:style-name="Standard"><text:s text:c="5"/>27 ? <text:s text:c="7"/>00:00:00 cpuhp/3</text:p>
      <text:p text:style-name="Standard"><text:s text:c="5"/>28 ? <text:s text:c="7"/>00:00:00 idle_inject/3</text:p>
      <text:p text:style-name="Standard"><text:s text:c="5"/>29 ? <text:s text:c="7"/>00:00:00 migration/3</text:p>
      <text:p text:style-name="Standard"><text:s text:c="5"/>30 ? <text:s text:c="7"/>00:00:00 ksoftirqd/3</text:p>
      <text:p text:style-name="Standard"><text:s text:c="5"/>32 ? <text:s text:c="7"/>00:00:00 kworker/3:0H-kblockd</text:p>
      <text:p text:style-name="Standard"><text:s text:c="5"/>33 ? <text:s text:c="7"/>00:00:00 kdevtmpfs</text:p>
      <text:p text:style-name="Standard"><text:s text:c="5"/>34 ? <text:s text:c="7"/>00:00:00 netns</text:p>
      <text:p text:style-name="Standard"><text:s text:c="5"/>35 ? <text:s text:c="7"/>00:00:00 rcu_tasks_kthre</text:p>
      <text:p text:style-name="Standard"><text:s text:c="5"/>36 ? <text:s text:c="7"/>00:00:00 kauditd</text:p>
      <text:p text:style-name="Standard">$ ps -e &gt; process_info</text:p>
      <text:p text:style-name="Standard">$ cat process_info</text:p>
      <text:p text:style-name="Standard"><text:s text:c="4"/>PID TTY <text:s text:c="9"/>TIME CMD</text:p>
      <text:p text:style-name="Standard"><text:s text:c="6"/>1 ? <text:s text:c="7"/>00:00:07 systemd</text:p>
      <text:p text:style-name="Standard"><text:s text:c="6"/>2 ? <text:s text:c="7"/>00:00:00 kthreadd</text:p>
      <text:p text:style-name="Standard"><text:s text:c="6"/>3 ? <text:s text:c="7"/>00:00:00 rcu_gp</text:p>
      <text:p text:style-name="Standard"><text:s text:c="6"/>4 ? <text:s text:c="7"/>00:00:00 rcu_par_gp</text:p>
      <text:p text:style-name="Standard"><text:s text:c="6"/>6 ? <text:s text:c="7"/>00:00:00 kworker/0:0H-kblockd</text:p>
      <text:p text:style-name="Standard"><text:s text:c="6"/>9 ? <text:s text:c="7"/>00:00:00 mm_percpu_wq</text:p>
      <text:p text:style-name="Standard"><text:s text:c="5"/>10 ? <text:s text:c="7"/>00:00:00 ksoftirqd/0</text:p>
      <text:p text:style-name="Standard"><text:s text:c="5"/>11 ? <text:s text:c="7"/>00:00:20 rcu_sched</text:p>
      <text:p text:style-name="Standard"><text:s text:c="5"/>12 ? <text:s text:c="7"/>00:00:00 migration/0</text:p>
      <text:p text:style-name="Standard"><text:s text:c="5"/>13 ? <text:s text:c="7"/>00:00:00 idle_inject/0</text:p>
      <text:p text:style-name="Standard"><text:s text:c="5"/>14 ? <text:s text:c="7"/>00:00:00 cpuhp/0</text:p>
      <text:p text:style-name="Standard"><text:s text:c="5"/>15 ? <text:s text:c="7"/>00:00:00 cpuhp/1</text:p>
      <text:p text:style-name="Standard"><text:s text:c="5"/>16 ? <text:s text:c="7"/>00:00:00 idle_inject/1</text:p>
      <text:p text:style-name="Standard"><text:s text:c="5"/>17 ? <text:s text:c="7"/>00:00:00 migration/1</text:p>
      <text:p text:style-name="Standard"><text:s text:c="5"/>18 ? <text:s text:c="7"/>00:00:00 ksoftirqd/1</text:p>
      <text:p text:style-name="Standard"><text:s text:c="5"/>20 ? <text:s text:c="7"/>00:00:00 kworker/1:0H-kblockd</text:p>
      <text:p text:style-name="Standard"><text:s text:c="5"/>21 ? <text:s text:c="7"/>00:00:00 cpuhp/2</text:p>
      <text:p text:style-name="Standard"><text:s text:c="5"/>22 ? <text:s text:c="7"/>00:00:00 idle_inject/2</text:p>
      <text:p text:style-name="Standard"><text:s text:c="5"/>23 ? <text:s text:c="7"/>00:00:00 migration/2</text:p>
      <text:p text:style-name="Standard"><text:soft-page-break/><text:s text:c="5"/>24 ? <text:s text:c="7"/>00:00:00 ksoftirqd/2</text:p>
      <text:p text:style-name="Standard"><text:s text:c="5"/>26 ? <text:s text:c="7"/>00:00:00 kworker/2:0H-kblockd</text:p>
      <text:p text:style-name="Standard"><text:s text:c="5"/>27 ? <text:s text:c="7"/>00:00:00 cpuhp/3</text:p>
      <text:p text:style-name="Standard"><text:s text:c="5"/>28 ? <text:s text:c="7"/>00:00:00 idle_inject/3</text:p>
      <text:p text:style-name="Standard"><text:s text:c="5"/>29 ? <text:s text:c="7"/>00:00:00 migration/3</text:p>
      <text:p text:style-name="Standard"><text:s text:c="5"/>30 ? <text:s text:c="7"/>00:00:00 ksoftirqd/3</text:p>
      <text:p text:style-name="Standard"><text:s text:c="5"/>32 ? <text:s text:c="7"/>00:00:00 kworker/3:0H-kblockd</text:p>
      <text:p text:style-name="Standard"><text:s text:c="5"/>33 ? <text:s text:c="7"/>00:00:00 kdevtmpfs</text:p>
      <text:p text:style-name="Standard"><text:s text:c="5"/>34 ? <text:s text:c="7"/>00:00:00 netns</text:p>
      <text:p text:style-name="Standard"><text:s text:c="5"/>35 ? <text:s text:c="7"/>00:00:00 rcu_tasks_kthre</text:p>
      <text:p text:style-name="Standard"><text:s text:c="5"/>36 ? <text:s text:c="7"/>00:00:00 kauditd</text:p>
      <text:p text:style-name="Standard"><text:s text:c="5"/>37 ? <text:s text:c="7"/>00:00:00 khungtaskd</text:p>
      <text:p text:style-name="Standard"><text:s text:c="5"/>38 ? <text:s text:c="7"/>00:00:00 oom_reaper</text:p>
      <text:p text:style-name="Standard"><text:s text:c="5"/>39 ? <text:s text:c="7"/>00:00:00 writeback</text:p>
      <text:p text:style-name="Standard"><text:s text:c="5"/>40 ? <text:s text:c="7"/>00:00:00 kcompactd0</text:p>
      <text:p text:style-name="Standard"><text:s text:c="5"/>41 ? <text:s text:c="7"/>00:00:00 ksmd</text:p>
      <text:p text:style-name="Standard"><text:s text:c="5"/>42 ? <text:s text:c="7"/>00:00:00 khugepaged</text:p>
      <text:p text:style-name="Standard"><text:s text:c="4"/>135 ? <text:s text:c="7"/>00:00:00 kintegrityd</text:p>
      <text:p text:style-name="Standard"><text:s text:c="4"/>136 ? <text:s text:c="7"/>00:00:00 kblockd</text:p>
      <text:p text:style-name="Standard"><text:s text:c="4"/>137 ? <text:s text:c="7"/>00:00:00 blkcg_punt_bio</text:p>
      <text:p text:style-name="Standard"><text:s text:c="4"/>139 ? <text:s text:c="7"/>00:00:00 tpm_dev_wq</text:p>
      <text:p text:style-name="Standard"><text:s text:c="4"/>140 ? <text:s text:c="7"/>00:00:00 ata_sff</text:p>
      <text:p text:style-name="Standard"><text:s text:c="4"/>141 ? <text:s text:c="7"/>00:00:00 md</text:p>
      <text:p text:style-name="Standard"><text:s text:c="4"/>142 ? <text:s text:c="7"/>00:00:00 edac-poller</text:p>
      <text:p text:style-name="Standard"><text:s text:c="4"/>143 ? <text:s text:c="7"/>00:00:00 devfreq_wq</text:p>
      <text:p text:style-name="Standard"><text:s text:c="4"/>144 ? <text:s text:c="7"/>00:00:00 watchdogd</text:p>
      <text:p text:style-name="Standard"><text:s text:c="4"/>147 ? <text:s text:c="7"/>00:00:00 kswapd0</text:p>
      <text:p text:style-name="Standard"><text:s text:c="4"/>148 ? <text:s text:c="7"/>00:00:00 ecryptfs-kthrea</text:p>
      <text:p text:style-name="Standard"><text:s text:c="4"/>151 ? <text:s text:c="7"/>00:00:00 kthrotld</text:p>
      <text:p text:style-name="Standard"><text:s text:c="4"/>152 ? <text:s text:c="7"/>00:00:00 irq/122-aerdrv</text:p>
      <text:p text:style-name="Standard"><text:s text:c="4"/>153 ? <text:s text:c="7"/>00:00:00 irq/123-aerdrv</text:p>
      <text:p text:style-name="Standard"><text:s text:c="4"/>154 ? <text:s text:c="7"/>00:00:00 irq/123-pciehp</text:p>
      <text:p text:style-name="Standard"><text:s text:c="4"/>155 ? <text:s text:c="7"/>00:00:00 irq/124-aerdrv</text:p>
      <text:p text:style-name="Standard"><text:s text:c="4"/>157 ? <text:s text:c="7"/>00:00:00 irq/126-aerdrv</text:p>
      <text:p text:style-name="Standard"><text:s text:c="4"/>158 ? <text:s text:c="7"/>00:00:00 acpi_thermal_pm</text:p>
      <text:p text:style-name="Standard"><text:s text:c="4"/>160 ? <text:s text:c="7"/>00:00:00 vfio-irqfd-clea</text:p>
      <text:p text:style-name="Standard"><text:s text:c="4"/>163 ? <text:s text:c="7"/>00:00:00 ipv6_addrconf</text:p>
      <text:p text:style-name="Standard"><text:s text:c="4"/>174 ? <text:s text:c="7"/>00:00:00 kstrp</text:p>
      <text:p text:style-name="Standard"><text:s text:c="4"/>178 ? <text:s text:c="7"/>00:00:00 kworker/u9:0-hci0</text:p>
      <text:p text:style-name="Standard"><text:s text:c="4"/>195 ? <text:s text:c="7"/>00:00:00 charger_manager</text:p>
      <text:p text:style-name="Standard"><text:s text:c="4"/>246 ? <text:s text:c="7"/>00:00:00 scsi_eh_0</text:p>
      <text:p text:style-name="Standard"><text:s text:c="4"/>247 ? <text:s text:c="7"/>00:00:00 scsi_tmf_0</text:p>
      <text:p text:style-name="Standard"><text:s text:c="4"/>248 ? <text:s text:c="7"/>00:00:00 scsi_eh_1</text:p>
      <text:p text:style-name="Standard"><text:s text:c="4"/>249 ? <text:s text:c="7"/>00:00:00 scsi_tmf_1</text:p>
      <text:p text:style-name="Standard"><text:s text:c="4"/>250 ? <text:s text:c="7"/>00:00:00 scsi_eh_2</text:p>
      <text:p text:style-name="Standard"><text:s text:c="4"/>251 ? <text:s text:c="7"/>00:00:00 scsi_tmf_2</text:p>
      <text:p text:style-name="Standard"><text:s text:c="4"/>255 ? <text:s text:c="7"/>00:00:00 kworker/3:1H-events_highpri</text:p>
      <text:p text:style-name="Standard"><text:s text:c="4"/>256 ? <text:s text:c="7"/>00:00:00 kworker/1:1H-events_highpri</text:p>
      <text:p text:style-name="Standard"><text:s text:c="4"/>260 ? <text:s text:c="7"/>00:00:00 kworker/0:1H-events_highpri</text:p>
      <text:p text:style-name="Standard"><text:s text:c="4"/>279 ? <text:s text:c="7"/>00:00:00 jbd2/sda9-8</text:p>
      <text:p text:style-name="Standard"><text:s text:c="4"/>280 ? <text:s text:c="7"/>00:00:00 ext4-rsv-conver</text:p>
      <text:p text:style-name="Standard"><text:s text:c="4"/>295 ? <text:s text:c="7"/>00:00:00 kworker/2:1H-kblockd</text:p>
      <text:p text:style-name="Standard"><text:soft-page-break/><text:s text:c="4"/>320 ? <text:s text:c="7"/>00:00:00 systemd-journal</text:p>
      <text:p text:style-name="Standard"><text:s text:c="4"/>359 ? <text:s text:c="7"/>00:00:03 systemd-udevd</text:p>
      <text:p text:style-name="Standard"><text:s text:c="4"/>360 ? <text:s text:c="7"/>00:00:00 loop0</text:p>
      <text:p text:style-name="Standard"><text:s text:c="4"/>361 ? <text:s text:c="7"/>00:00:00 loop1</text:p>
      <text:p text:style-name="Standard"><text:s text:c="4"/>362 ? <text:s text:c="7"/>00:00:00 loop2</text:p>
      <text:p text:style-name="Standard"><text:s text:c="4"/>363 ? <text:s text:c="7"/>00:00:00 loop3</text:p>
      <text:p text:style-name="Standard"><text:s text:c="4"/>364 ? <text:s text:c="7"/>00:00:00 loop4</text:p>
      <text:p text:style-name="Standard"><text:s text:c="4"/>365 ? <text:s text:c="7"/>00:00:00 loop5</text:p>
      <text:p text:style-name="Standard"><text:s text:c="4"/>366 ? <text:s text:c="7"/>00:00:00 loop6</text:p>
      <text:p text:style-name="Standard"><text:s text:c="4"/>367 ? <text:s text:c="7"/>00:00:00 loop7</text:p>
      <text:p text:style-name="Standard"><text:s text:c="4"/>368 ? <text:s text:c="7"/>00:00:00 loop8</text:p>
      <text:p text:style-name="Standard"><text:s text:c="4"/>369 ? <text:s text:c="7"/>00:00:00 loop9</text:p>
      <text:p text:style-name="Standard"><text:s text:c="4"/>434 ? <text:s text:c="7"/>00:00:00 irq/131-mei_me</text:p>
      <text:p text:style-name="Standard"><text:s text:c="4"/>457 ? <text:s text:c="7"/>00:00:00 cfg80211</text:p>
      <text:p text:style-name="Standard"><text:s text:c="4"/>468 ? <text:s text:c="7"/>00:00:00 kmemstick</text:p>
      <text:p text:style-name="Standard"><text:s text:c="4"/>476 ? <text:s text:c="7"/>00:00:00 kworker/u9:2-rb_allocator</text:p>
      <text:p text:style-name="Standard"><text:s text:c="4"/>477 ? <text:s text:c="7"/>00:00:00 cryptd</text:p>
      <text:p text:style-name="Standard"><text:s text:c="4"/>520 ? <text:s text:c="7"/>00:00:00 nvkm-disp</text:p>
      <text:p text:style-name="Standard"><text:s text:c="4"/>546 ? <text:s text:c="7"/>00:00:11 irq/134-iwlwifi</text:p>
      <text:p text:style-name="Standard"><text:s text:c="4"/>578 ? <text:s text:c="7"/>00:00:00 ttm_swap</text:p>
      <text:p text:style-name="Standard"><text:s text:c="4"/>612 ? <text:s text:c="7"/>00:00:07 systemd-resolve</text:p>
      <text:p text:style-name="Standard"><text:s text:c="4"/>613 ? <text:s text:c="7"/>00:00:00 systemd-timesyn</text:p>
      <text:p text:style-name="Standard"><text:s text:c="4"/>771 ? <text:s text:c="7"/>00:00:00 accounts-daemon</text:p>
      <text:p text:style-name="Standard"><text:s text:c="4"/>772 ? <text:s text:c="7"/>00:00:01 acpid</text:p>
      <text:p text:style-name="Standard"><text:s text:c="4"/>775 ? <text:s text:c="7"/>00:00:31 avahi-daemon</text:p>
      <text:p text:style-name="Standard"><text:s text:c="4"/>776 ? <text:s text:c="7"/>00:00:00 bluetoothd</text:p>
      <text:p text:style-name="Standard"><text:s text:c="4"/>777 ? <text:s text:c="7"/>00:00:00 cron</text:p>
      <text:p text:style-name="Standard"><text:s text:c="4"/>778 ? <text:s text:c="7"/>00:00:00 cupsd</text:p>
      <text:p text:style-name="Standard"><text:s text:c="4"/>779 ? <text:s text:c="7"/>00:00:05 dbus-daemon</text:p>
      <text:p text:style-name="Standard"><text:s text:c="4"/>780 ? <text:s text:c="7"/>00:00:11 NetworkManager</text:p>
      <text:p text:style-name="Standard"><text:s text:c="4"/>788 ? <text:s text:c="7"/>00:00:00 irqbalance</text:p>
      <text:p text:style-name="Standard"><text:s text:c="4"/>790 ? <text:s text:c="7"/>00:00:00 networkd-dispat</text:p>
      <text:p text:style-name="Standard"><text:s text:c="4"/>801 ? <text:s text:c="7"/>00:00:01 polkitd</text:p>
      <text:p text:style-name="Standard"><text:s text:c="4"/>803 ? <text:s text:c="7"/>00:00:00 rsyslogd</text:p>
      <text:p text:style-name="Standard"><text:s text:c="4"/>816 ? <text:s text:c="7"/>00:00:03 snapd</text:p>
      <text:p text:style-name="Standard"><text:s text:c="4"/>818 ? <text:s text:c="7"/>00:00:00 switcheroo-cont</text:p>
      <text:p text:style-name="Standard"><text:s text:c="4"/>819 ? <text:s text:c="7"/>00:00:00 systemd-logind</text:p>
      <text:p text:style-name="Standard"><text:s text:c="4"/>820 ? <text:s text:c="7"/>00:00:01 thermald</text:p>
      <text:p text:style-name="Standard"><text:s text:c="4"/>821 ? <text:s text:c="7"/>00:00:01 udisksd</text:p>
      <text:p text:style-name="Standard"><text:s text:c="4"/>822 ? <text:s text:c="7"/>00:00:00 wpa_supplicant</text:p>
      <text:p text:style-name="Standard"><text:s text:c="4"/>826 ? <text:s text:c="7"/>00:00:00 avahi-daemon</text:p>
      <text:p text:style-name="Standard"><text:s text:c="4"/>832 ? <text:s text:c="7"/>00:00:00 kerneloops</text:p>
      <text:p text:style-name="Standard"><text:s text:c="4"/>834 ? <text:s text:c="7"/>00:00:00 kerneloops</text:p>
      <text:p text:style-name="Standard"><text:s text:c="4"/>860 ? <text:s text:c="7"/>00:00:00 cups-browsed</text:p>
      <text:p text:style-name="Standard"><text:s text:c="4"/>875 ? <text:s text:c="7"/>00:00:00 ModemManager</text:p>
      <text:p text:style-name="Standard"><text:s text:c="4"/>899 ? <text:s text:c="7"/>00:00:00 unattended-upgr</text:p>
      <text:p text:style-name="Standard"><text:s text:c="4"/>935 ? <text:s text:c="7"/>00:00:00 gdm3</text:p>
      <text:p text:style-name="Standard"><text:s text:c="3"/>1013 ? <text:s text:c="7"/>00:00:00 rtkit-daemon</text:p>
      <text:p text:style-name="Standard"><text:s text:c="3"/>1023 ? <text:s text:c="7"/>00:00:00 dbus</text:p>
      <text:p text:style-name="Standard"><text:s text:c="3"/>1037 ? <text:s text:c="7"/>00:00:00 colord</text:p>
      <text:p text:style-name="Standard"><text:s text:c="3"/>1154 ? <text:s text:c="7"/>00:00:00 upowerd</text:p>
      <text:p text:style-name="Standard"><text:s text:c="3"/>1401 ? <text:s text:c="7"/>00:00:00 gdm-session-wor</text:p>
      <text:p text:style-name="Standard"><text:soft-page-break/><text:s text:c="3"/>1409 ? <text:s text:c="7"/>00:00:00 systemd</text:p>
      <text:p text:style-name="Standard"><text:s text:c="3"/>1410 ? <text:s text:c="7"/>00:00:00 (sd-pam)</text:p>
      <text:p text:style-name="Standard"><text:s text:c="3"/>1416 ? <text:s text:c="7"/>00:07:04 pulseaudio</text:p>
      <text:p text:style-name="Standard"><text:s text:c="3"/>1418 ? <text:s text:c="7"/>00:00:00 tracker-miner-f</text:p>
      <text:p text:style-name="Standard"><text:s text:c="3"/>1420 ? <text:s text:c="7"/>00:00:09 dbus-daemon</text:p>
      <text:p text:style-name="Standard"><text:s text:c="3"/>1425 ? <text:s text:c="7"/>00:00:00 gvfsd</text:p>
      <text:p text:style-name="Standard"><text:s text:c="3"/>1427 ? <text:s text:c="7"/>00:00:00 gnome-keyring-d</text:p>
      <text:p text:style-name="Standard"><text:s text:c="3"/>1434 ? <text:s text:c="7"/>00:00:00 gvfsd-fuse</text:p>
      <text:p text:style-name="Standard"><text:s text:c="3"/>1453 ? <text:s text:c="7"/>00:00:00 gvfs-udisks2-vo</text:p>
      <text:p text:style-name="Standard"><text:s text:c="3"/>1458 ? <text:s text:c="7"/>00:00:00 gvfs-goa-volume</text:p>
      <text:p text:style-name="Standard"><text:s text:c="3"/>1462 ? <text:s text:c="7"/>00:00:00 goa-daemon</text:p>
      <text:p text:style-name="Standard"><text:s text:c="3"/>1469 ? <text:s text:c="7"/>00:00:00 goa-identity-se</text:p>
      <text:p text:style-name="Standard"><text:s text:c="3"/>1475 ? <text:s text:c="7"/>00:00:00 gvfs-mtp-volume</text:p>
      <text:p text:style-name="Standard"><text:s text:c="3"/>1480 ? <text:s text:c="7"/>00:00:00 gvfs-gphoto2-vo</text:p>
      <text:p text:style-name="Standard"><text:s text:c="3"/>1484 ? <text:s text:c="7"/>00:00:00 gvfs-afc-volume</text:p>
      <text:p text:style-name="Standard"><text:s text:c="3"/>1493 tty2 <text:s text:c="4"/>00:00:00 gdm-x-session</text:p>
      <text:p text:style-name="Standard"><text:s text:c="3"/>1496 tty2 <text:s text:c="4"/>00:04:18 Xorg</text:p>
      <text:p text:style-name="Standard"><text:s text:c="3"/>1509 ? <text:s text:c="7"/>00:00:00 krfcommd</text:p>
      <text:p text:style-name="Standard"><text:s text:c="3"/>1530 tty2 <text:s text:c="4"/>00:00:00 gnome-session-b</text:p>
      <text:p text:style-name="Standard"><text:s text:c="3"/>1611 ? <text:s text:c="7"/>00:00:00 ssh-agent</text:p>
      <text:p text:style-name="Standard"><text:s text:c="3"/>1628 ? <text:s text:c="7"/>00:00:21 ibus-daemon</text:p>
      <text:p text:style-name="Standard"><text:s text:c="3"/>1635 ? <text:s text:c="7"/>00:00:00 ibus-memconf</text:p>
      <text:p text:style-name="Standard"><text:s text:c="3"/>1636 ? <text:s text:c="7"/>00:00:00 ibus-ui-gtk3</text:p>
      <text:p text:style-name="Standard"><text:s text:c="3"/>1639 ? <text:s text:c="7"/>00:00:03 ibus-extension-</text:p>
      <text:p text:style-name="Standard"><text:s text:c="3"/>1641 ? <text:s text:c="7"/>00:00:00 ibus-x11</text:p>
      <text:p text:style-name="Standard"><text:s text:c="3"/>1644 ? <text:s text:c="7"/>00:00:00 ibus-portal</text:p>
      <text:p text:style-name="Standard"><text:s text:c="3"/>1664 ? <text:s text:c="7"/>00:00:00 at-spi-bus-laun</text:p>
      <text:p text:style-name="Standard"><text:s text:c="3"/>1669 ? <text:s text:c="7"/>00:00:00 dbus-daemon</text:p>
      <text:p text:style-name="Standard"><text:s text:c="3"/>1678 ? <text:s text:c="7"/>00:00:03 at-spi2-registr</text:p>
      <text:p text:style-name="Standard"><text:s text:c="3"/>1686 ? <text:s text:c="7"/>00:00:00 xdg-desktop-por</text:p>
      <text:p text:style-name="Standard"><text:s text:c="3"/>1690 ? <text:s text:c="7"/>00:00:00 xdg-document-po</text:p>
      <text:p text:style-name="Standard"><text:s text:c="3"/>1695 ? <text:s text:c="7"/>00:00:00 gnome-session-c</text:p>
      <text:p text:style-name="Standard"><text:s text:c="3"/>1697 ? <text:s text:c="7"/>00:00:00 xdg-permission-</text:p>
      <text:p text:style-name="Standard"><text:s text:c="3"/>1711 ? <text:s text:c="7"/>00:00:06 ibus-engine-sim</text:p>
      <text:p text:style-name="Standard"><text:s text:c="3"/>1715 ? <text:s text:c="7"/>00:00:00 xdg-desktop-por</text:p>
      <text:p text:style-name="Standard"><text:s text:c="3"/>1719 ? <text:s text:c="7"/>00:00:11 gnome-session-b</text:p>
      <text:p text:style-name="Standard"><text:s text:c="3"/>1730 ? <text:s text:c="7"/>00:00:00 dconf-service</text:p>
      <text:p text:style-name="Standard"><text:s text:c="3"/>1755 ? <text:s text:c="7"/>00:05:42 gnome-shell</text:p>
      <text:p text:style-name="Standard"><text:s text:c="3"/>1784 ? <text:s text:c="7"/>00:00:00 gnome-shell-cal</text:p>
      <text:p text:style-name="Standard"><text:s text:c="3"/>1790 ? <text:s text:c="7"/>00:00:00 evolution-sourc</text:p>
      <text:p text:style-name="Standard"><text:s text:c="3"/>1798 ? <text:s text:c="7"/>00:00:00 gjs</text:p>
      <text:p text:style-name="Standard"><text:s text:c="3"/>1808 ? <text:s text:c="7"/>00:00:02 gsd-a11y-settin</text:p>
      <text:p text:style-name="Standard"><text:s text:c="3"/>1809 ? <text:s text:c="7"/>00:00:02 gsd-color</text:p>
      <text:p text:style-name="Standard"><text:s text:c="3"/>1810 ? <text:s text:c="7"/>00:00:02 gsd-datetime</text:p>
      <text:p text:style-name="Standard"><text:s text:c="3"/>1812 ? <text:s text:c="7"/>00:00:02 gsd-housekeepin</text:p>
      <text:p text:style-name="Standard"><text:s text:c="3"/>1814 ? <text:s text:c="7"/>00:00:02 gsd-keyboard</text:p>
      <text:p text:style-name="Standard"><text:s text:c="3"/>1819 ? <text:s text:c="7"/>00:00:02 gsd-media-keys</text:p>
      <text:p text:style-name="Standard"><text:s text:c="3"/>1820 ? <text:s text:c="7"/>00:00:02 gsd-power</text:p>
      <text:p text:style-name="Standard"><text:s text:c="3"/>1821 ? <text:s text:c="7"/>00:00:02 gsd-print-notif</text:p>
      <text:p text:style-name="Standard"><text:s text:c="3"/>1823 ? <text:s text:c="7"/>00:00:02 gsd-rfkill</text:p>
      <text:p text:style-name="Standard"><text:s text:c="3"/>1824 ? <text:s text:c="7"/>00:00:08 gsd-screensaver</text:p>
      <text:p text:style-name="Standard"><text:s text:c="3"/>1829 ? <text:s text:c="7"/>00:00:04 gsd-sharing</text:p>
      <text:p text:style-name="Standard"><text:soft-page-break/><text:s text:c="3"/>1833 ? <text:s text:c="7"/>00:00:02 gsd-smartcard</text:p>
      <text:p text:style-name="Standard"><text:s text:c="3"/>1834 ? <text:s text:c="7"/>00:00:02 gsd-sound</text:p>
      <text:p text:style-name="Standard"><text:s text:c="3"/>1841 ? <text:s text:c="7"/>00:00:02 gsd-usb-protect</text:p>
      <text:p text:style-name="Standard"><text:s text:c="3"/>1842 ? <text:s text:c="7"/>00:00:02 gsd-wacom</text:p>
      <text:p text:style-name="Standard"><text:s text:c="3"/>1843 ? <text:s text:c="7"/>00:00:02 gsd-wwan</text:p>
      <text:p text:style-name="Standard"><text:s text:c="3"/>1844 ? <text:s text:c="7"/>00:00:00 evolution-alarm</text:p>
      <text:p text:style-name="Standard"><text:s text:c="3"/>1851 ? <text:s text:c="7"/>00:00:02 gsd-xsettings</text:p>
      <text:p text:style-name="Standard"><text:s text:c="3"/>1870 ? <text:s text:c="7"/>00:00:00 gsd-disk-utilit</text:p>
      <text:p text:style-name="Standard"><text:s text:c="3"/>1933 ? <text:s text:c="7"/>00:00:03 gnome-shell-por</text:p>
      <text:p text:style-name="Standard"><text:s text:c="3"/>1939 ? <text:s text:c="7"/>00:00:00 gvfsd-trash</text:p>
      <text:p text:style-name="Standard"><text:s text:c="3"/>1952 ? <text:s text:c="7"/>00:00:00 gsd-printer</text:p>
      <text:p text:style-name="Standard"><text:s text:c="3"/>2005 ? <text:s text:c="7"/>00:00:00 evolution-calen</text:p>
      <text:p text:style-name="Standard"><text:s text:c="3"/>2031 ? <text:s text:c="7"/>00:00:00 evolution-addre</text:p>
      <text:p text:style-name="Standard"><text:s text:c="3"/>2057 ? <text:s text:c="7"/>00:00:00 xdg-dbus-proxy</text:p>
      <text:p text:style-name="Standard"><text:s text:c="3"/>2063 ? <text:s text:c="7"/>00:00:00 xdg-dbus-proxy</text:p>
      <text:p text:style-name="Standard"><text:s text:c="3"/>2067 ? <text:s text:c="7"/>00:00:00 bwrap</text:p>
      <text:p text:style-name="Standard"><text:s text:c="3"/>2068 ? <text:s text:c="7"/>00:00:00 WebKitNetworkPr</text:p>
      <text:p text:style-name="Standard"><text:s text:c="3"/>2069 ? <text:s text:c="7"/>00:00:00 bwrap</text:p>
      <text:p text:style-name="Standard"><text:s text:c="3"/>2071 ? <text:s text:c="7"/>00:00:10 WebKitWebProces</text:p>
      <text:p text:style-name="Standard"><text:s text:c="3"/>2315 ? <text:s text:c="7"/>00:21:19 MainThread</text:p>
      <text:p text:style-name="Standard"><text:s text:c="3"/>2346 ? <text:s text:c="7"/>00:00:00 update-notifier</text:p>
      <text:p text:style-name="Standard"><text:s text:c="3"/>2349 ? <text:s text:c="7"/>00:00:00 gvfsd-metadata</text:p>
      <text:p text:style-name="Standard"><text:s text:c="3"/>2414 ? <text:s text:c="7"/>00:03:15 Web Content</text:p>
      <text:p text:style-name="Standard"><text:s text:c="3"/>2452 ? <text:s text:c="7"/>00:00:18 Privileged Cont</text:p>
      <text:p text:style-name="Standard"><text:s text:c="3"/>2489 ? <text:s text:c="7"/>00:00:07 WebExtensions</text:p>
      <text:p text:style-name="Standard"><text:s text:c="3"/>3060 ? <text:s text:c="7"/>00:20:19 Web Content</text:p>
      <text:p text:style-name="Standard"><text:s text:c="3"/>3317 ? <text:s text:c="7"/>00:02:03 RDD Process</text:p>
      <text:p text:style-name="Standard"><text:s text:c="3"/>4781 ? <text:s text:c="7"/>00:00:01 sd_espeak-ng</text:p>
      <text:p text:style-name="Standard"><text:s text:c="3"/>4787 ? <text:s text:c="7"/>00:00:00 sd_dummy</text:p>
      <text:p text:style-name="Standard"><text:s text:c="3"/>4790 ? <text:s text:c="7"/>00:00:00 speech-dispatch</text:p>
      <text:p text:style-name="Standard"><text:s text:c="3"/>5210 ? <text:s text:c="7"/>00:00:00 gvfsd-recent</text:p>
      <text:p text:style-name="Standard"><text:s text:c="3"/>5283 ? <text:s text:c="7"/>00:00:02 kworker/u8:3-events_unbound</text:p>
      <text:p text:style-name="Standard"><text:s text:c="3"/>5359 ? <text:s text:c="7"/>00:00:00 kworker/2:0-events</text:p>
      <text:p text:style-name="Standard"><text:s text:c="3"/>5431 ? <text:s text:c="7"/>00:00:00 gnome-calendar</text:p>
      <text:p text:style-name="Standard"><text:s text:c="3"/>5435 ? <text:s text:c="7"/>00:00:00 seahorse</text:p>
      <text:p text:style-name="Standard"><text:s text:c="3"/>6574 ? <text:s text:c="7"/>00:00:00 gvfsd-network</text:p>
      <text:p text:style-name="Standard"><text:s text:c="3"/>6692 ? <text:s text:c="7"/>00:00:00 gvfsd-dnssd</text:p>
      <text:p text:style-name="Standard"><text:s text:c="3"/>7054 ? <text:s text:c="7"/>00:00:00 kworker/3:10-events</text:p>
      <text:p text:style-name="Standard"><text:s text:c="3"/>7234 ? <text:s text:c="7"/>00:00:00 kworker/0:2-events</text:p>
      <text:p text:style-name="Standard"><text:s text:c="3"/>7575 ? <text:s text:c="7"/>00:00:00 kworker/0:0-events</text:p>
      <text:p text:style-name="Standard"><text:s text:c="3"/>8159 ? <text:s text:c="7"/>00:00:01 kworker/2:2-events</text:p>
      <text:p text:style-name="Standard"><text:s text:c="3"/>8312 ? <text:s text:c="7"/>00:00:02 Web Content</text:p>
      <text:p text:style-name="Standard"><text:s text:c="3"/>8409 ? <text:s text:c="7"/>00:00:00 kworker/u8:0+events_unbound</text:p>
      <text:p text:style-name="Standard"><text:s text:c="3"/>8468 ? <text:s text:c="7"/>00:00:00 kworker/3:0-cgroup_destroy</text:p>
      <text:p text:style-name="Standard"><text:s text:c="3"/>8656 ? <text:s text:c="7"/>00:00:00 kworker/u8:1-events_unbound</text:p>
      <text:p text:style-name="Standard"><text:s text:c="3"/>8674 ? <text:s text:c="7"/>00:00:00 kworker/1:8-events</text:p>
      <text:p text:style-name="Standard"><text:s text:c="3"/>8675 ? <text:s text:c="7"/>00:00:00 kworker/1:9-events</text:p>
      <text:p text:style-name="Standard"><text:s text:c="3"/>8719 ? <text:s text:c="7"/>00:00:00 Web Content</text:p>
      <text:p text:style-name="Standard"><text:s text:c="3"/>8775 ? <text:s text:c="7"/>00:00:01 gnome-terminal-</text:p>
      <text:p text:style-name="Standard"><text:s text:c="3"/>8785 pts/0 <text:s text:c="3"/>00:00:00 bash</text:p>
      <text:p text:style-name="Standard"><text:s text:c="3"/>8793 pts/0 <text:s text:c="3"/>00:00:00 sh</text:p>
      <text:p text:style-name="Standard"><text:s text:c="3"/>8794 pts/0 <text:s text:c="3"/>00:00:00 sh</text:p>
      <text:p text:style-name="Standard"><text:soft-page-break/><text:s text:c="3"/>8797 pts/0 <text:s text:c="3"/>00:00:00 sh</text:p>
      <text:p text:style-name="Standard"><text:s text:c="3"/>8798 pts/0 <text:s text:c="3"/>00:00:00 sh</text:p>
      <text:p text:style-name="Standard"><text:s text:c="3"/>8815 pts/0 <text:s text:c="3"/>00:00:00 ps</text:p>
      <text:p text:style-name="Standard">$ <text:s text:c="2"/></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9-07T23:04:02.689293116</meta:creation-date>
    <dc:date>2023-09-07T23:05:56.454737164</dc:date>
    <meta:editing-duration>PT1M54S</meta:editing-duration>
    <meta:editing-cycles>1</meta:editing-cycles>
    <meta:generator>LibreOffice/6.4.4.2$Linux_X86_64 LibreOffice_project/40$Build-2</meta:generator>
    <meta:document-statistic meta:table-count="0" meta:image-count="0" meta:object-count="0" meta:page-count="11" meta:paragraph-count="514" meta:word-count="2172" meta:character-count="19541" meta:non-whitespace-character-count="12508"/>
  </office:meta>
</office:document-meta>
</file>